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9:53:01.820293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8-13T19:54:30.509271706</dc:date>
    <meta:editing-duration>P8DT8H56M11S</meta:editing-duration>
    <meta:editing-cycles>562</meta:editing-cycles>
    <meta:generator>LibreOffice/5.2.7.2$Linux_X86_64 LibreOffice_project/20m0$Build-2</meta:generator>
    <meta:document-statistic meta:table-count="1" meta:cell-count="4752" meta:object-count="0"/>
  </office:meta>
</office:document-meta>
</file>